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fo:font-size="6pt" officeooo:paragraph-rsid="002cf823" style:font-size-asian="6pt" style:font-size-complex="6pt"/>
    </style:style>
    <style:style style:name="P2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P3" style:family="paragraph" style:parent-style-name="Footnote"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4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2b869" style:text-blinking="false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officeooo:paragraph-rsid="0037474c" style:text-blinking="false" fo:background-color="transparen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87d86" officeooo:paragraph-rsid="00387d86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11pt" officeooo:paragraph-rsid="0032b869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3dc5f" style:text-blinking="false" fo:background-color="transparent" style:font-size-asian="11pt" style:font-size-complex="11pt"/>
    </style:style>
    <style:style style:name="P15" style:family="paragraph" style:parent-style-name="Footnote">
      <style:paragraph-properties fo:margin-left="0cm" fo:margin-right="0cm" fo:text-indent="0cm" style:auto-text-indent="false"/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9a14a" officeooo:paragraph-rsid="003da3e9" style:text-blinking="false" fo:background-color="transparen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officeooo:paragraph-rsid="003e4e3a" style:text-blinking="false" fo:background-color="transparen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officeooo:paragraph-rsid="003efc06" style:text-blinking="false" fo:background-color="transparen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officeooo:paragraph-rsid="00404702" style:text-blinking="false" fo:background-color="transparen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29d2a" officeooo:paragraph-rsid="00429d2a" style:text-blinking="false" fo:background-color="transparen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87d86" officeooo:paragraph-rsid="00387d86" style:text-blinking="false" fo:background-color="transparen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8" style:family="text">
      <style:text-properties officeooo:rsid="00282542"/>
    </style:style>
    <style:style style:name="T9" style:family="text">
      <style:text-properties fo:font-weight="normal"/>
    </style:style>
    <style:style style:name="T10" style:family="text">
      <style:text-properties officeooo:rsid="0031c459"/>
    </style:style>
    <style:style style:name="T11" style:family="text">
      <style:text-properties officeooo:rsid="0032b869"/>
    </style:style>
    <style:style style:name="T12" style:family="text">
      <style:text-properties officeooo:rsid="0033dc5f"/>
    </style:style>
    <style:style style:name="T13" style:family="text">
      <style:text-properties officeooo:rsid="0034c272"/>
    </style:style>
    <style:style style:name="T14" style:family="text">
      <style:text-properties fo:color="#ff6600" officeooo:rsid="0034c272"/>
    </style:style>
    <style:style style:name="T15" style:family="text">
      <style:text-properties fo:color="#ff6600" officeooo:rsid="0034cf25"/>
    </style:style>
    <style:style style:name="T16" style:family="text">
      <style:text-properties fo:color="#ff6600" officeooo:rsid="003579ae"/>
    </style:style>
    <style:style style:name="T17" style:family="text">
      <style:text-properties fo:color="#ff6600" officeooo:rsid="0035cf74"/>
    </style:style>
    <style:style style:name="T18" style:family="text">
      <style:text-properties officeooo:rsid="0034cf25"/>
    </style:style>
    <style:style style:name="T19" style:family="text">
      <style:text-properties officeooo:rsid="0037474c"/>
    </style:style>
    <style:style style:name="T20" style:family="text">
      <style:text-properties officeooo:rsid="003e4e3a"/>
    </style:style>
    <style:style style:name="T21" style:family="text">
      <style:text-properties officeooo:rsid="003e7c24"/>
    </style:style>
    <style:style style:name="T22" style:family="text">
      <style:text-properties officeooo:rsid="003efc06"/>
    </style:style>
    <style:style style:name="T23" style:family="text">
      <style:text-properties officeooo:rsid="0043fb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docs-internal-guid-d9563954-3bf5-1e43-32ee-80ea9bca29fb"/>Fundamentação SHA-3 baixo consumo</text:p>
      <text:p text:style-name="P17"/>
      <text:p text:style-name="P12">A necessidade de avanços na segurança computacional é algo inerente ao desenvolvimento tecnológico. As funções de hash criptográfico<text:span text:style-name="T11">(SHA)</text:span> são uma das formas mais seguras de proteção da informação. Sendo essas <text:span text:style-name="T8">funções </text:span>alvo<text:span text:style-name="T8">s</text:span> de estudos e tentativas de quebras. Alguns exemplos que sofreram quebra são MD5<text:note text:id="ftn1" text:note-class="footnote"><text:note-citation>1</text:note-citation><text:note-body><text:p text:style-name="P2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; </text:span><text:span text:style-name="T2">S</text:span><text:span text:style-name="T3">KYTTA</text:span><text:span text:style-name="T2">, </text:span><text:span text:style-name="T3">Jorma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4">“FIPS 180-1 – Secure Hash Standard”, acessado 24 de maio de 2017, <text:a xlink:type="simple" xlink:href="http://cpansearch.perl.org/src/GAAS/Digest-SHA1-2.13/fip180-1.html" text:style-name="Internet_20_link" text:visited-style-name="Visited_20_Internet_20_Link">http://cpansearch.perl.org/src/GAAS/Digest-SHA1-2.13/fip180-1.html</text:a>.</text:p></text:note-body></text:note>. Atualmente a função que domina as aplicações é a família de algoritmos SHA-2<text:note text:id="ftn3" text:note-class="footnote"><text:note-citation>3</text:note-citation><text:note-body><text:p text:style-name="P15"><text:s text:c="9"/>“FIPS 180-2, Secure Hash Standard (superseded Feb. 25, 2004) - fips180-2.pdf”, acessado 24 de maio de 2017, http://csrc.nist.gov/publications/fips/fips180-2/fips180-2.pdf.</text:p></text:note-body></text:note>.</text:p>
      <text:p text:style-name="P13"><text:span text:style-name="T4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4"><text:note text:id="ftn4" text:note-class="footnote"><text:note-citation>4</text:note-citation><text:note-body><text:p text:style-name="P3">“SHA-3 Standard: <text:s/>Permutation-Based Hash and <text:s/>Extendable-Output Functions”, acessado 24 de maio de 2017, http://nvlpubs.nist.gov/nistpubs/FIPS/NIST.FIPS.202.pdf.</text:p></text:note-body></text:note></text:span><text:span text:style-name="T4">. </text:span><text:span text:style-name="T5">O algoritmo Keccak </text:span><text:span text:style-name="T6">destacou-se</text:span><text:span text:style-name="T5"> devido as suas qualidades únicas, o seu design elegante e sua capacidade de funcionar bem em muitos dispositivos de computação diferentes, tendo </text:span><text:span text:style-name="T6">melhor</text:span><text:span text:style-name="T5"> desempenho em hardware do que SHA-2 ou qualquer um dos outros finalistas. Este concurso </text:span><text:span text:style-name="T7">incentivou</text:span><text:span text:style-name="T5"> o desenvolvimento de algoritmos SHA-3 baseados </text:span><text:span text:style-name="T6">em alguns de seus </text:span><text:span text:style-name="T5">finalistas: </text:span><text:span text:style-name="T6">BLAKE, Grøstl e Keccak, por exemplo.</text:span><text:span text:style-name="T5"> </text:span></text:p>
      <text:p text:style-name="P5"><text:span text:style-name="T11">No</text:span> <text:span text:style-name="T11">livro</text:span>, Computers and Electrical Engineering<text:note text:id="ftn5" text:note-class="footnote"><text:note-citation>5</text:note-citation><text:note-body><text:p text:style-name="P1">K<text:span text:style-name="T10">UNDI</text:span>, Dur-E-Shahwar; A<text:span text:style-name="T10">ZIZ</text:span>, Arshad. Computers and Electrical Engineering, October 2016, Vol.55, pp.138-152.</text:p></text:note-body></text:note>, <text:span text:style-name="T10"><text:s/>é </text:span>apresent<text:span text:style-name="T13">ado</text:span> dois algoritmos SHA-3 em FPGA usando processamento digital de imagem(DSP), o primeiro núcleo SHA-3 compacto baseado em DSP é projetado para ambientes restritos de área enquanto o segundo núcleo SHA-3, o outro núcleo de 1600 bits é fornecido para aplicações de alta velocidade. A <text:span text:style-name="T12">FPGA</text:span> utilizada foi a Xilinx UltraScale DSP48 slice.</text:p>
      <text:p text:style-name="P14"><text:tab/>Os dois projetos propostos de SHA-3 foram implementados e testados usando Xilinx Vivado 2014.4 segmentando <text:span text:style-name="T12">em </text:span>fatias de DSP <text:span text:style-name="T12">com </text:span>48 <text:span text:style-name="T12">bits na</text:span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p>
      <text:p text:style-name="P11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7"><text:bookmark text:name="docs-internal-guid-99a23a8a-404a-cb85-f7ab-132ce6032f5c"/>Jayanti Sharma <text:span text:style-name="T13">em </text:span><text:span text:style-name="T14">(</text:span><text:a xlink:type="simple" xlink:href="http://ieeexplore.ieee.org/stamp/stamp.jsp?tp=&amp;arnumber=7839059" text:style-name="Internet_20_link" text:visited-style-name="Visited_20_Internet_20_Link"><text:span text:style-name="T17">http://ieeexplore.ieee.org/stamp/stamp.jsp?tp=&amp;arnumber=7839059</text:span></text:a><text:span text:style-name="T14">)</text:span><text:span text:style-name="T13"> implementa em Virtex-7 (FPGA) duas técnicas para melhorias tanto de desempenho, quanto de eficiência energética do algoritmo de hash seguro (SHA-3). Sendo elas Pipelined </text:span><text:span text:style-name="T15">(</text:span><text:a xlink:type="simple" xlink:href="http://ieeexplore.ieee.org/stamp/stamp.jsp?tp=&amp;arnumber=7181868" text:style-name="Internet_20_link" text:visited-style-name="Visited_20_Internet_20_Link"><text:span text:style-name="T16">http://ieeexplore.ieee.org/stamp/stamp.jsp?tp=&amp;arnumber=7181868</text:span></text:a><text:span text:style-name="T15">)</text:span><text:span text:style-name="T18"> em que é aplicado registradores entre os blocos de mapeamentos do hash, e clock gating</text:span><text:span text:style-name="T15">(</text:span><text:a xlink:type="simple" xlink:href="http://www.mpedram.com/Papers/clockgating-journal.pdf" text:style-name="Internet_20_link" text:visited-style-name="Visited_20_Internet_20_Link"><text:span text:style-name="T16">http://www.mpedram.com/Papers/clockgating-journal.pdf</text:span></text:a><text:span text:style-name="T18">) implementando um Lath baseado em clock gating habilitando assim o sinal de clock somente quando necessário.</text:span></text:p>
      <text:p text:style-name="P18"/>
      <text:p text:style-name="P8"><text:soft-page-break/>Com tais melhorias obteve-se uma elevação em desempenho saindo de 0.618MHz para 581MHz, <text:span text:style-name="T19">dalay de 1617 ns(nano segundos) para 1.718 ns(nano segundos) embora o consumo total tenha aumento de 0.337W para 0.411W. Dai a técnica de clock gating entra em ação, reduzindo esse consumo total para 0.362W. Mesmo que, ao final do projeto o consumo energético tenha aumentado em relação ao projeto original, por outro lado o desempenho teve um enorme salto de <text:s/></text:span>0.618MHz <text:span text:style-name="T19">para <text:s/></text:span>581MHz.</text:p>
      <text:p text:style-name="P9"/>
      <text:p text:style-name="P19"><text:tab/>Segundo Mohamed El-Hadedy em <text:a xlink:type="simple" xlink:href="http://ieeexplore.ieee.org/stamp/stamp.jsp?arnumber=5383318" text:style-name="Internet_20_link" text:visited-style-name="Visited_20_Internet_20_Link">http://ieeexplore.ieee.org/stamp/stamp.jsp?arnumber=5383318</text:a>, <text:s/><text:span text:style-name="T20">traz uma abordagem de novos métodos de implementação do hash visando minimizar o custo de hardware, possibilitando assim usar uma menor área a ser utilizada. Apresenando novos metodos de implementação de FPGA, com deiferentes dispositivos Xilinx e impelemtanções ASIC para nova função hash, que utilizam duas técnicas de memoria interna e externa obtendo uma melhora de 35% se comparando com o SHA-256 no mesmo FPGA, 16% menos que o um dos canditados do SHA-3 (Grotl-254/256 </text:span><text:a xlink:type="simple" xlink:href="http://eprint.iacr.org/2009/342.pdf" text:style-name="Internet_20_link" text:visited-style-name="Visited_20_Internet_20_Link"><text:span text:style-name="T20">http://eprint.iacr.org/2009/342.pdf</text:span></text:a><text:span text:style-name="T20"> ).</text:span></text:p>
      <text:p text:style-name="P20"/>
      <text:p text:style-name="P21"><text:tab/><text:span text:style-name="T22">De acoordo com trabalhos realizado por </text:span>Bernhard Jungk e Steffen Reith em <text:a xlink:type="simple" xlink:href="http://ieeexplore.ieee.org/stamp/stamp.jsp?arnumber=5695325" text:style-name="Internet_20_link" text:visited-style-name="Visited_20_Internet_20_Link"><text:span text:style-name="T21">http://ieeexplore.ieee.org/stamp/stamp.jsp?arnumber=5695325</text:span></text:a><text:span text:style-name="T21">, que apresenta tipos de implementação do </text:span>SHA-3 (Grotl-254/256 <text:a xlink:type="simple" xlink:href="http://eprint.iacr.org/2009/342.pdf" text:style-name="Internet_20_link" text:visited-style-name="Visited_20_Internet_20_Link">http://eprint.iacr.org/2009/342.pdf</text:a> ), <text:span text:style-name="T22">visando a otimização e a procura para que a função de hash seja possível de se implementar em pequenas FPGAs como o Spartan-3 XC3S200. </text:span></text:p>
      <text:p text:style-name="P22"><text:tab/><text:span text:style-name="T22">Tendo como enfoque criar técnicas para deixar o projeto com baixo orçamento. Essa otimização se da na redução da largura da banda de dados para (8 bits), permitindo sua implementação. Foi observado que mesmo com a diminuição de banda de transferência continua com uma boa taxa de velocidade.</text:span></text:p>
      <text:p text:style-name="P22"/>
      <text:p text:style-name="P23"><text:tab/>Outros estudos com o intuito de minimizar recursos de hardware, realizados por Rabia Shahid (<text:a xlink:type="simple" xlink:href="http://ieeexplore.ieee.org/stamp/stamp.jsp?arnumber=6132680" text:style-name="Internet_20_link" text:visited-style-name="Visited_20_Internet_20_Link">http://ieeexplore.ieee.org/stamp/stamp.jsp?arnumber=6132680</text:a>) <text:span text:style-name="T23">visando o alcance de um equilíbrio dos recursos lógicos, apresentando métodos de comparação DSP e Block Memories, é feita toda uma analise em relação a taxa de transmissão das famílias de FGAs de alta, média e baixa velocidade, embora otimizar os projetos ultilizando a queda da taxa de transmissão devido <text:s/>ao atraso entre a lógica Recursos <text:s/>que é usada na implementação de boa parte das operações realizadas. </text:span></text:p>
      <text:p text:style-name="P22"/>
      <text:p text:style-name="P22"/>
      <text:p text:style-name="P22"><text:span text:style-name="T22"><text:s text:c="3"/></text:span></text:p>
      <text:p text:style-name="P21"/>
      <text:p text:style-name="P21"/>
      <text:p text:style-name="P19"/>
      <text:p text:style-name="P19"/>
      <text:p text:style-name="P19"/>
      <text:p text:style-name="P9"/>
      <text:p text:style-name="P9"/>
      <text:p text:style-name="P9"><text:soft-page-break/></text:p>
      <text:p text:style-name="P9"/>
      <text:p text:style-name="P6"/>
      <text:p text:style-name="P10"/>
      <text:p text:style-name="Text_20_body"><text:span text:style-name="T9"><text:line-break/>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31:27.601699196</meta:creation-date>
    <dc:date>2017-05-25T17:09:29.331026449</dc:date>
    <meta:editing-duration>PT1H8M45S</meta:editing-duration>
    <meta:editing-cycles>13</meta:editing-cycles>
    <meta:generator>LibreOffice/5.0.6.2$Linux_X86_64 LibreOffice_project/00$Build-2</meta:generator>
    <meta:document-statistic meta:table-count="0" meta:image-count="0" meta:object-count="0" meta:page-count="3" meta:paragraph-count="19" meta:word-count="858" meta:character-count="6090" meta:non-whitespace-character-count="5217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chicago-fullnote-bibliography" locale="pt-BR" hasBibliography="1" bibliographyStyleHasBeenSet="0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1"/&gt;&lt;/prefs&gt;&lt;/data&gt;</meta:user-defined>
  </office:meta>
</office:document-meta>
</file>